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Standard">
      <style:text-properties officeooo:rsid="00257083" officeooo:paragraph-rsid="00257083"/>
    </style:style>
    <style:style style:name="P2" style:family="paragraph" style:parent-style-name="Standard">
      <style:text-properties officeooo:paragraph-rsid="00257083"/>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Standard">
      <style:text-properties officeooo:rsid="00257083" officeooo:paragraph-rsid="00257083"/>
    </style:style>
    <style:style style:name="P14" style:family="paragraph" style:parent-style-name="Standard">
      <style:text-properties officeooo:paragraph-rsid="00257083"/>
    </style:style>
    <style:style style:name="P15" style:family="paragraph" style:parent-style-name="Standard">
      <style:text-properties officeooo:paragraph-rsid="00227e7c"/>
    </style:style>
    <style:style style:name="P16" style:family="paragraph" style:parent-style-name="Standard">
      <style:text-properties officeooo:paragraph-rsid="002864f2"/>
    </style:style>
    <style:style style:name="P17"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text-properties officeooo:rsid="00257083" officeooo:paragraph-rsid="00257083"/>
    </style:style>
    <style:style style:name="P24" style:family="paragraph" style:parent-style-name="Standard" style:list-style-name="L18"/>
    <style:style style:name="P25" style:family="paragraph" style:parent-style-name="Standard" style:list-style-name="L18">
      <style:text-properties style:font-name="Times New Roman1"/>
    </style:style>
    <style:style style:name="P26" style:family="paragraph" style:parent-style-name="Standard" style:list-style-name="L19"/>
    <style:style style:name="P27" style:family="paragraph" style:parent-style-name="Standard">
      <style:text-properties officeooo:paragraph-rsid="00257083"/>
    </style:style>
    <style:style style:name="P28" style:family="paragraph" style:parent-style-name="Heading_20_1" style:master-page-name="First_20_Page">
      <style:paragraph-properties style:page-number="auto"/>
    </style:style>
    <style:style style:name="P29" style:family="paragraph" style:parent-style-name="Heading_20_1">
      <style:paragraph-properties fo:break-before="page"/>
    </style:style>
    <style:style style:name="P30" style:family="paragraph" style:parent-style-name="Heading_20_4">
      <style:text-properties officeooo:rsid="002864f2" officeooo:paragraph-rsid="002864f2"/>
    </style:style>
    <style:style style:name="P31" style:family="paragraph" style:parent-style-name="Heading_20_4">
      <style:text-properties officeooo:rsid="002764ad" officeooo:paragraph-rsid="002764ad"/>
    </style:style>
    <style:style style:name="P32" style:family="paragraph" style:parent-style-name="Heading_20_4">
      <style:text-properties officeooo:paragraph-rsid="00227e7c"/>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891"/>
    </style:style>
    <style:style style:name="T2" style:family="text">
      <style:text-properties officeooo:rsid="001fea14"/>
    </style:style>
    <style:style style:name="T3" style:family="text">
      <style:text-properties officeooo:rsid="00215b57"/>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2474f0"/>
    </style:style>
    <style:style style:name="T6" style:family="text">
      <style:text-properties officeooo:rsid="00257083"/>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d227f" style:font-size-asian="8pt" style:font-size-complex="8pt"/>
    </style:style>
    <style:style style:name="T10" style:family="text">
      <style:text-properties fo:font-size="8pt" officeooo:rsid="001d227f" style:font-size-asian="8pt"/>
    </style:style>
    <style:style style:name="T11"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5" style:family="text">
      <style:text-properties fo:font-size="9pt" style:font-size-asian="9pt"/>
    </style:style>
    <style:style style:name="T16" style:family="text">
      <style:text-properties officeooo:rsid="001e7891"/>
    </style:style>
    <style:style style:name="T17" style:family="text">
      <style:text-properties officeooo:rsid="001fea14"/>
    </style:style>
    <style:style style:name="T18" style:family="text">
      <style:text-properties officeooo:rsid="00215b57"/>
    </style:style>
    <style:style style:name="T19" style:family="text">
      <style:text-properties officeooo:rsid="002474f0"/>
    </style:style>
    <style:style style:name="T20" style:family="text">
      <style:text-properties officeooo:rsid="00257083"/>
    </style:style>
    <style:style style:name="T21" style:family="text">
      <style:text-properties style:text-underline-style="solid" style:text-underline-width="auto" style:text-underline-color="font-color"/>
    </style:style>
    <style:style style:name="T22" style:family="text">
      <style:text-properties fo:color="#000000" fo:font-size="12pt" style:font-name-asian="TimesNewRomanPSMT" style:font-size-asian="12pt" style:font-name-complex="TimesNewRomanPSMT" style:font-size-complex="12pt"/>
    </style:style>
    <style:style style:name="T23" style:family="text">
      <style:text-properties style:text-underline-style="none"/>
    </style:style>
    <style:style style:name="T24" style:family="text">
      <style:text-properties officeooo:rsid="00224ed1"/>
    </style:style>
    <style:style style:name="T25" style:family="text">
      <style:text-properties officeooo:rsid="00227e7c"/>
    </style:style>
    <style:style style:name="T26" style:family="text">
      <style:text-properties officeooo:rsid="002764ad"/>
    </style:style>
    <style:style style:name="T27" style:family="text">
      <style:text-properties officeooo:rsid="002864f2"/>
    </style:style>
    <style:style style:name="T28" style:family="text">
      <style:text-properties officeooo:rsid="0029567a"/>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font-name="Ubuntu" fo:font-size="10pt" fo:language="en" fo:country="US" style:language-asian="zxx" style:country-asian="none" style:language-complex="zxx" style:country-complex="none"/>
    </style:style>
    <style:style style:name="T3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48819008" text:id="ct48819008">
          <text:deletion>
            <office:change-info>
              <dc:creator>Stuart Baker</dc:creator>
              <dc:date>2015-10-17T16:21:00</dc:date>
            </office:change-info>
            <text:p text:style-name="Standard">u</text:p>
          </text:deletion>
        </text:changed-region>
        <text:changed-region xml:id="ct49836512" text:id="ct49836512">
          <text:insertion>
            <office:change-info>
              <dc:creator>Stuart Baker</dc:creator>
              <dc:date>2015-10-17T16:22:00</dc:date>
            </office:change-info>
          </text:insertion>
        </text:changed-region>
        <text:changed-region xml:id="ct49837808" text:id="ct49837808">
          <text:insertion>
            <office:change-info>
              <dc:creator>Stuart Baker</dc:creator>
              <dc:date>2015-10-17T16:21:00</dc:date>
            </office:change-info>
          </text:insertion>
        </text:changed-region>
        <text:changed-region xml:id="ct49838144" text:id="ct49838144">
          <text:deletion>
            <office:change-info>
              <dc:creator>Stuart Baker</dc:creator>
              <dc:date>2015-10-17T16:21:00</dc:date>
            </office:change-info>
            <text:p text:style-name="Standard"><text:span text:style-name="T1">D</text:span></text:p>
          </text:deletion>
        </text:changed-region>
        <text:changed-region xml:id="ct49837216" text:id="ct49837216">
          <text:insertion>
            <office:change-info>
              <dc:creator>Stuart Baker</dc:creator>
              <dc:date>2015-10-17T16:22:00</dc:date>
            </office:change-info>
          </text:insertion>
        </text:changed-region>
        <text:changed-region xml:id="ct49837488" text:id="ct49837488">
          <text:deletion>
            <office:change-info>
              <dc:creator>Stuart Baker</dc:creator>
              <dc:date>2015-10-17T16:22:00</dc:date>
            </office:change-info>
            <text:p text:style-name="Standard"><text:span text:style-name="T1">e</text:span></text:p>
          </text:deletion>
        </text:changed-region>
        <text:changed-region xml:id="ct48817872" text:id="ct48817872">
          <text:insertion>
            <office:change-info>
              <dc:creator>Stuart Baker</dc:creator>
              <dc:date>2015-10-17T16:22:00</dc:date>
            </office:change-info>
          </text:insertion>
        </text:changed-region>
        <text:changed-region xml:id="ct49839280" text:id="ct49839280">
          <text:deletion>
            <office:change-info>
              <dc:creator>Stuart Baker</dc:creator>
              <dc:date>2015-10-17T16:22:00</dc:date>
            </office:change-info>
            <text:p text:style-name="Standard"><text:span text:style-name="T1">i</text:span></text:p>
          </text:deletion>
        </text:changed-region>
        <text:changed-region xml:id="ct49762176" text:id="ct49762176">
          <text:deletion>
            <office:change-info>
              <dc:creator>Stuart Baker</dc:creator>
              <dc:date>2015-10-17T16:23:00</dc:date>
            </office:change-info>
            <text:p text:style-name="Standard">ly</text:p>
          </text:deletion>
        </text:changed-region>
        <text:changed-region xml:id="ct49838976" text:id="ct49838976">
          <text:insertion>
            <office:change-info>
              <dc:creator>Stuart Baker</dc:creator>
              <dc:date>2015-10-17T16:24:00</dc:date>
            </office:change-info>
          </text:insertion>
        </text:changed-region>
        <text:changed-region xml:id="ct49761744" text:id="ct49761744">
          <text:deletion>
            <office:change-info>
              <dc:creator>Stuart Baker</dc:creator>
              <dc:date>2015-10-17T16:24:00</dc:date>
            </office:change-info>
            <text:p text:style-name="Standard"><text:span text:style-name="T2">you</text:span></text:p>
          </text:deletion>
        </text:changed-region>
        <text:changed-region xml:id="ct49761936" text:id="ct49761936">
          <text:insertion>
            <office:change-info>
              <dc:creator>Stuart Baker</dc:creator>
              <dc:date>2015-10-17T16:24:00</dc:date>
            </office:change-info>
          </text:insertion>
        </text:changed-region>
        <text:changed-region xml:id="ct49843120" text:id="ct49843120">
          <text:insertion>
            <office:change-info>
              <dc:creator>Stuart Baker</dc:creator>
              <dc:date>2015-10-17T16:24:00</dc:date>
            </office:change-info>
          </text:insertion>
        </text:changed-region>
        <text:changed-region xml:id="ct49843424" text:id="ct49843424">
          <text:deletion>
            <office:change-info>
              <dc:creator>Stuart Baker</dc:creator>
              <dc:date>2015-10-17T16:24:00</dc:date>
            </office:change-info>
            <text:p text:style-name="Standard"><text:span text:style-name="T2">you</text:span></text:p>
          </text:deletion>
        </text:changed-region>
        <text:changed-region xml:id="ct49036304" text:id="ct49036304">
          <text:insertion>
            <office:change-info>
              <dc:creator>Stuart Baker</dc:creator>
              <dc:date>2015-10-17T16:24:00</dc:date>
            </office:change-info>
          </text:insertion>
        </text:changed-region>
        <text:changed-region xml:id="ct49036032" text:id="ct49036032">
          <text:deletion>
            <office:change-info>
              <dc:creator>Stuart Baker</dc:creator>
              <dc:date>2015-10-17T16:25:00</dc:date>
            </office:change-info>
            <text:p text:style-name="Standard"><text:s/>you prefer</text:p>
          </text:deletion>
        </text:changed-region>
        <text:changed-region xml:id="ct49036992" text:id="ct49036992">
          <text:deletion>
            <office:change-info>
              <dc:creator>Stuart Baker</dc:creator>
              <dc:date>2015-10-17T16:25:00</dc:date>
            </office:change-info>
            <text:p text:style-name="Standard"><text:s/>you use</text:p>
          </text:deletion>
        </text:changed-region>
        <text:changed-region xml:id="ct49037664" text:id="ct49037664">
          <text:insertion>
            <office:change-info>
              <dc:creator>Stuart Baker</dc:creator>
              <dc:date>2015-10-17T16:25:00</dc:date>
            </office:change-info>
          </text:insertion>
        </text:changed-region>
        <text:changed-region xml:id="ct49037456" text:id="ct49037456">
          <text:insertion>
            <office:change-info>
              <dc:creator>David P Harris</dc:creator>
              <dc:date>2015-10-17T17:44:00</dc:date>
            </office:change-info>
          </text:insertion>
        </text:changed-region>
        <text:changed-region xml:id="ct49529328" text:id="ct49529328">
          <text:deletion>
            <office:change-info>
              <dc:creator>Stuart Baker</dc:creator>
              <dc:date>2015-10-17T16:27:00</dc:date>
            </office:change-info>
            <text:p text:style-name="Standard"><text:s/>that event</text:p>
          </text:deletion>
        </text:changed-region>
        <text:changed-region xml:id="ct50074560" text:id="ct50074560">
          <text:deletion>
            <office:change-info>
              <dc:creator>Stuart Baker</dc:creator>
              <dc:date>2015-10-17T16:29:00</dc:date>
            </office:change-info>
            <text:p text:style-name="Standard"><text:s/></text:p>
          </text:deletion>
        </text:changed-region>
        <text:changed-region xml:id="ct49743744" text:id="ct49743744">
          <text:insertion>
            <office:change-info>
              <dc:creator>Stuart Baker</dc:creator>
              <dc:date>2015-10-17T16:29:00</dc:date>
            </office:change-info>
          </text:insertion>
        </text:changed-region>
        <text:changed-region xml:id="ct49668848" text:id="ct49668848">
          <text:deletion>
            <office:change-info>
              <dc:creator>Stuart Baker</dc:creator>
              <dc:date>2015-10-17T16:29:00</dc:date>
            </office:change-info>
            <text:p text:style-name="Standard"><text:span text:style-name="T3">and we</text:span></text:p>
          </text:deletion>
        </text:changed-region>
        <text:changed-region xml:id="ct49042848" text:id="ct49042848">
          <text:insertion>
            <office:change-info>
              <dc:creator>Stuart Baker</dc:creator>
              <dc:date>2015-10-17T16:30:00</dc:date>
            </office:change-info>
          </text:insertion>
        </text:changed-region>
        <text:changed-region xml:id="ct49039584" text:id="ct49039584">
          <text:insertion>
            <office:change-info>
              <dc:creator>Stuart Baker</dc:creator>
              <dc:date>2015-10-17T16:30:00</dc:date>
            </office:change-info>
          </text:insertion>
        </text:changed-region>
        <text:changed-region xml:id="ct50074160" text:id="ct50074160">
          <text:deletion>
            <office:change-info>
              <dc:creator>Stuart Baker</dc:creator>
              <dc:date>2015-10-17T16:30:00</dc:date>
            </office:change-info>
            <text:p text:style-name="Standard">that </text:p>
          </text:deletion>
        </text:changed-region>
        <text:changed-region xml:id="ct48985168" text:id="ct48985168">
          <text:insertion>
            <office:change-info>
              <dc:creator>Stuart Baker</dc:creator>
              <dc:date>2015-10-17T16:33:00</dc:date>
            </office:change-info>
          </text:insertion>
        </text:changed-region>
        <text:changed-region xml:id="ct49021936" text:id="ct49021936">
          <text:deletion>
            <office:change-info>
              <dc:creator>Stuart Baker</dc:creator>
              <dc:date>2015-10-17T16:36:00</dc:date>
            </office:change-info>
            <text:p text:style-name="Standard"><text:span text:style-name="T3">you have some Node ID address space assigned to you, you can use that.</text:span></text:p>
          </text:deletion>
        </text:changed-region>
        <text:changed-region xml:id="ct50091664" text:id="ct50091664">
          <text:deletion>
            <office:change-info>
              <dc:creator>Stuart Baker</dc:creator>
              <dc:date>2015-10-17T16:36:00</dc:date>
            </office:change-info>
            <text:p text:style-name="Standard">For example, i</text:p>
          </text:deletion>
        </text:changed-region>
        <text:changed-region xml:id="ct49364272" text:id="ct49364272">
          <text:insertion>
            <office:change-info>
              <dc:creator>Stuart Baker</dc:creator>
              <dc:date>2015-10-17T16:36:00</dc:date>
            </office:change-info>
          </text:insertion>
        </text:changed-region>
        <text:changed-region xml:id="ct56838800" text:id="ct56838800">
          <text:deletion>
            <office:change-info>
              <dc:creator>Stuart Baker</dc:creator>
              <dc:date>2015-10-18T00:10:00</dc:date>
            </office:change-info>
            <text:p text:style-name="Standard">0x</text:p>
          </text:deletion>
        </text:changed-region>
        <text:changed-region xml:id="ct59884496" text:id="ct59884496">
          <text:insertion>
            <office:change-info>
              <dc:creator>Stuart Baker</dc:creator>
              <dc:date>2015-10-18T00:10:00</dc:date>
            </office:change-info>
          </text:insertion>
        </text:changed-region>
        <text:changed-region xml:id="ct59832736" text:id="ct59832736">
          <text:insertion>
            <office:change-info>
              <dc:creator>Stuart Baker</dc:creator>
              <dc:date>2015-10-18T00:10:00</dc:date>
            </office:change-info>
          </text:insertion>
        </text:changed-region>
        <text:changed-region xml:id="ct59977568" text:id="ct59977568">
          <text:insertion>
            <office:change-info>
              <dc:creator>Stuart Baker</dc:creator>
              <dc:date>2015-10-18T00:11:00</dc:date>
            </office:change-info>
          </text:insertion>
        </text:changed-region>
        <text:changed-region xml:id="ct57144080" text:id="ct57144080">
          <text:insertion>
            <office:change-info>
              <dc:creator>Stuart Baker</dc:creator>
              <dc:date>2015-10-18T00:11:00</dc:date>
            </office:change-info>
          </text:insertion>
        </text:changed-region>
        <text:changed-region xml:id="ct58581024" text:id="ct58581024">
          <text:insertion>
            <office:change-info>
              <dc:creator>Stuart Baker</dc:creator>
              <dc:date>2015-10-18T00:11:00</dc:date>
            </office:change-info>
          </text:insertion>
        </text:changed-region>
        <text:changed-region xml:id="ct48840384" text:id="ct48840384">
          <text:insertion>
            <office:change-info>
              <dc:creator>David P Harris</dc:creator>
              <dc:date>2015-10-17T17:49:00</dc:date>
            </office:change-info>
          </text:insertion>
        </text:changed-region>
        <text:changed-region xml:id="ct49508128" text:id="ct49508128">
          <text:insertion>
            <office:change-info>
              <dc:creator>Stuart Baker</dc:creator>
              <dc:date>2015-10-18T00:11:00</dc:date>
            </office:change-info>
          </text:insertion>
        </text:changed-region>
        <text:changed-region xml:id="ct60196064" text:id="ct60196064">
          <text:deletion>
            <office:change-info>
              <dc:creator>Stuart Baker</dc:creator>
              <dc:date>2015-10-18T00:11:00</dc:date>
            </office:change-info>
            <text:p text:style-name="Standard">0x</text:p>
          </text:deletion>
        </text:changed-region>
        <text:changed-region xml:id="ct59750496" text:id="ct59750496">
          <text:insertion>
            <office:change-info>
              <dc:creator>Stuart Baker</dc:creator>
              <dc:date>2015-10-18T00:11:00</dc:date>
            </office:change-info>
          </text:insertion>
        </text:changed-region>
        <text:changed-region xml:id="ct47468112" text:id="ct47468112">
          <text:insertion>
            <office:change-info>
              <dc:creator>Stuart Baker</dc:creator>
              <dc:date>2015-10-18T00:11:00</dc:date>
            </office:change-info>
          </text:insertion>
        </text:changed-region>
        <text:changed-region xml:id="ct59949056" text:id="ct59949056">
          <text:insertion>
            <office:change-info>
              <dc:creator>Stuart Baker</dc:creator>
              <dc:date>2015-10-18T00:11:00</dc:date>
            </office:change-info>
          </text:insertion>
        </text:changed-region>
        <text:changed-region xml:id="ct47432304" text:id="ct47432304">
          <text:insertion>
            <office:change-info>
              <dc:creator>Stuart Baker</dc:creator>
              <dc:date>2015-10-18T00:11:00</dc:date>
            </office:change-info>
          </text:insertion>
        </text:changed-region>
        <text:changed-region xml:id="ct61251280" text:id="ct61251280">
          <text:insertion>
            <office:change-info>
              <dc:creator>Stuart Baker</dc:creator>
              <dc:date>2015-10-18T00:11:00</dc:date>
            </office:change-info>
          </text:insertion>
        </text:changed-region>
        <text:changed-region xml:id="ct49363280" text:id="ct49363280">
          <text:insertion>
            <office:change-info>
              <dc:creator>Stuart Baker</dc:creator>
              <dc:date>2015-10-17T16:37:00</dc:date>
            </office:change-info>
          </text:insertion>
        </text:changed-region>
        <text:changed-region xml:id="ct50073168" text:id="ct50073168">
          <text:insertion>
            <office:change-info>
              <dc:creator>Stuart Baker</dc:creator>
              <dc:date>2015-10-17T16:37:00</dc:date>
            </office:change-info>
          </text:insertion>
        </text:changed-region>
        <text:changed-region xml:id="ct50091456" text:id="ct50091456">
          <text:deletion>
            <office:change-info>
              <dc:creator>David P Harris</dc:creator>
              <dc:date>2015-10-17T17:50:00</dc:date>
            </office:change-info>
            <text:p text:style-name="Standard">taken</text:p>
          </text:deletion>
        </text:changed-region>
        <text:changed-region xml:id="ct50073360" text:id="ct50073360">
          <text:insertion>
            <office:change-info>
              <dc:creator>David P Harris</dc:creator>
              <dc:date>2015-10-17T17:50:00</dc:date>
            </office:change-info>
          </text:insertion>
        </text:changed-region>
        <text:changed-region xml:id="ct50073616" text:id="ct50073616">
          <text:insertion>
            <office:change-info>
              <dc:creator>Stuart Baker</dc:creator>
              <dc:date>2015-10-17T16:38:00</dc:date>
            </office:change-info>
          </text:insertion>
        </text:changed-region>
        <text:changed-region xml:id="ct49023056" text:id="ct49023056">
          <text:insertion>
            <office:change-info>
              <dc:creator>Stuart Baker</dc:creator>
              <dc:date>2015-10-17T16:38:00</dc:date>
            </office:change-info>
          </text:insertion>
        </text:changed-region>
        <text:changed-region xml:id="ct50082464" text:id="ct50082464">
          <text:insertion>
            <office:change-info>
              <dc:creator>David P Harris</dc:creator>
              <dc:date>2015-10-17T17:50:00</dc:date>
            </office:change-info>
          </text:insertion>
        </text:changed-region>
        <text:changed-region xml:id="ct50081584" text:id="ct50081584">
          <text:insertion>
            <office:change-info>
              <dc:creator>David P Harris</dc:creator>
              <dc:date>2015-10-17T17:50:00</dc:date>
            </office:change-info>
          </text:insertion>
        </text:changed-region>
        <text:changed-region xml:id="ct49317840" text:id="ct49317840">
          <text:deletion>
            <office:change-info>
              <dc:creator>Stuart Baker</dc:creator>
              <dc:date>2015-10-17T16:59:00</dc:date>
            </office:change-info>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deletion>
        </text:changed-region>
        <text:changed-region xml:id="ct49283632" text:id="ct49283632">
          <text:insertion>
            <office:change-info>
              <dc:creator>Stuart Baker</dc:creator>
              <dc:date>2015-10-17T17:04:00</dc:date>
            </office:change-info>
          </text:insertion>
        </text:changed-region>
        <text:changed-region xml:id="ct49283824" text:id="ct49283824">
          <text:deletion>
            <office:change-info>
              <dc:creator>Stuart Baker</dc:creator>
              <dc:date>2015-10-17T17:04:00</dc:date>
            </office:change-info>
            <text:p text:style-name="Standard"><text:span text:style-name="T5">w</text:span></text:p>
          </text:deletion>
        </text:changed-region>
        <text:changed-region xml:id="ct49284896" text:id="ct49284896">
          <text:insertion>
            <office:change-info>
              <dc:creator>Stuart Baker</dc:creator>
              <dc:date>2015-10-17T17:04:00</dc:date>
            </office:change-info>
          </text:insertion>
        </text:changed-region>
        <text:changed-region xml:id="ct49285088" text:id="ct49285088">
          <text:deletion>
            <office:change-info>
              <dc:creator>Stuart Baker</dc:creator>
              <dc:date>2015-10-17T17:04:00</dc:date>
            </office:change-info>
            <text:p text:style-name="Standard"><text:span text:style-name="T5">k</text:span></text:p>
          </text:deletion>
        </text:changed-region>
        <text:changed-region xml:id="ct49286256" text:id="ct49286256">
          <text:insertion>
            <office:change-info>
              <dc:creator>Stuart Baker</dc:creator>
              <dc:date>2015-10-17T17:05:00</dc:date>
            </office:change-info>
          </text:insertion>
        </text:changed-region>
        <text:changed-region xml:id="ct49286448" text:id="ct49286448">
          <text:deletion>
            <office:change-info>
              <dc:creator>Stuart Baker</dc:creator>
              <dc:date>2015-10-17T17:05:00</dc:date>
            </office:change-info>
            <text:p text:style-name="Standard"><text:span text:style-name="T5">a</text:span></text:p>
          </text:deletion>
        </text:changed-region>
        <text:changed-region xml:id="ct49296176" text:id="ct49296176">
          <text:insertion>
            <office:change-info>
              <dc:creator>Stuart Baker</dc:creator>
              <dc:date>2015-10-17T17:05:00</dc:date>
            </office:change-info>
          </text:insertion>
        </text:changed-region>
        <text:changed-region xml:id="ct49296512" text:id="ct49296512">
          <text:deletion>
            <office:change-info>
              <dc:creator>Stuart Baker</dc:creator>
              <dc:date>2015-10-17T17:05:00</dc:date>
            </office:change-info>
            <text:p text:style-name="Standard"><text:span text:style-name="T5">r</text:span></text:p>
          </text:deletion>
        </text:changed-region>
        <text:changed-region xml:id="ct49297440" text:id="ct49297440">
          <text:insertion>
            <office:change-info>
              <dc:creator>Stuart Baker</dc:creator>
              <dc:date>2015-10-17T17:05:00</dc:date>
            </office:change-info>
          </text:insertion>
        </text:changed-region>
        <text:changed-region xml:id="ct49297632" text:id="ct49297632">
          <text:deletion>
            <office:change-info>
              <dc:creator>Stuart Baker</dc:creator>
              <dc:date>2015-10-17T17:05:00</dc:date>
            </office:change-info>
            <text:p text:style-name="Standard"><text:span text:style-name="T5">w</text:span></text:p>
          </text:deletion>
        </text:changed-region>
        <text:changed-region xml:id="ct49299344" text:id="ct49299344">
          <text:insertion>
            <office:change-info>
              <dc:creator>Stuart Baker</dc:creator>
              <dc:date>2015-10-17T17:05:00</dc:date>
            </office:change-info>
          </text:insertion>
        </text:changed-region>
        <text:changed-region xml:id="ct49299536" text:id="ct49299536">
          <text:deletion>
            <office:change-info>
              <dc:creator>Stuart Baker</dc:creator>
              <dc:date>2015-10-17T17:05:00</dc:date>
            </office:change-info>
            <text:p text:style-name="Standard"><text:span text:style-name="T5">k</text:span></text:p>
          </text:deletion>
        </text:changed-region>
        <text:changed-region xml:id="ct49300640" text:id="ct49300640">
          <text:insertion>
            <office:change-info>
              <dc:creator>Stuart Baker</dc:creator>
              <dc:date>2015-10-17T17:05:00</dc:date>
            </office:change-info>
          </text:insertion>
        </text:changed-region>
        <text:changed-region xml:id="ct49300832" text:id="ct49300832">
          <text:deletion>
            <office:change-info>
              <dc:creator>Stuart Baker</dc:creator>
              <dc:date>2015-10-17T17:05:00</dc:date>
            </office:change-info>
            <text:p text:style-name="Standard"><text:span text:style-name="T5">a</text:span></text:p>
          </text:deletion>
        </text:changed-region>
        <text:changed-region xml:id="ct49301344" text:id="ct49301344">
          <text:insertion>
            <office:change-info>
              <dc:creator>Stuart Baker</dc:creator>
              <dc:date>2015-10-17T17:05:00</dc:date>
            </office:change-info>
          </text:insertion>
        </text:changed-region>
        <text:changed-region xml:id="ct49301536" text:id="ct49301536">
          <text:deletion>
            <office:change-info>
              <dc:creator>Stuart Baker</dc:creator>
              <dc:date>2015-10-17T17:05:00</dc:date>
            </office:change-info>
            <text:p text:style-name="Standard"><text:span text:style-name="T5">r</text:span></text:p>
          </text:deletion>
        </text:changed-region>
        <text:changed-region xml:id="ct49503568" text:id="ct49503568">
          <text:insertion>
            <office:change-info>
              <dc:creator>Stuart Baker</dc:creator>
              <dc:date>2015-10-17T17:12:00</dc:date>
            </office:change-info>
          </text:insertion>
        </text:changed-region>
        <text:changed-region xml:id="ct49317200" text:id="ct49317200">
          <text:insertion>
            <office:change-info>
              <dc:creator>David P Harris</dc:creator>
              <dc:date>2015-10-17T17:52:00</dc:date>
            </office:change-info>
          </text:insertion>
        </text:changed-region>
        <text:changed-region xml:id="ct49295920" text:id="ct49295920">
          <text:insertion>
            <office:change-info>
              <dc:creator>Stuart Baker</dc:creator>
              <dc:date>2015-10-17T17:12:00</dc:date>
            </office:change-info>
          </text:insertion>
        </text:changed-region>
        <text:changed-region xml:id="ct49286672" text:id="ct49286672">
          <text:deletion>
            <office:change-info>
              <dc:creator>David P Harris</dc:creator>
              <dc:date>2015-10-17T17:51:00</dc:date>
            </office:change-info>
            <text:p text:style-name="P1">what</text:p>
          </text:deletion>
        </text:changed-region>
        <text:changed-region xml:id="ct49317488" text:id="ct49317488">
          <text:insertion>
            <office:change-info>
              <dc:creator>David P Harris</dc:creator>
              <dc:date>2015-10-17T17:51:00</dc:date>
            </office:change-info>
          </text:insertion>
        </text:changed-region>
        <text:changed-region xml:id="ct49297904" text:id="ct49297904">
          <text:insertion>
            <office:change-info>
              <dc:creator>Stuart Baker</dc:creator>
              <dc:date>2015-10-17T17:12:00</dc:date>
            </office:change-info>
          </text:insertion>
        </text:changed-region>
        <text:changed-region xml:id="ct49300224" text:id="ct49300224">
          <text:insertion>
            <office:change-info>
              <dc:creator>Stuart Baker</dc:creator>
              <dc:date>2015-10-17T17:13:00</dc:date>
            </office:change-info>
          </text:insertion>
        </text:changed-region>
        <text:changed-region xml:id="ct49301744" text:id="ct49301744">
          <text:insertion>
            <office:change-info>
              <dc:creator>David P Harris</dc:creator>
              <dc:date>2015-10-17T17:52:00</dc:date>
            </office:change-info>
          </text:insertion>
        </text:changed-region>
        <text:changed-region xml:id="ct49302512" text:id="ct49302512">
          <text:insertion>
            <office:change-info>
              <dc:creator>Stuart Baker</dc:creator>
              <dc:date>2015-10-17T17:13:00</dc:date>
            </office:change-info>
          </text:insertion>
        </text:changed-region>
        <text:changed-region xml:id="ct48992832" text:id="ct48992832">
          <text:insertion>
            <office:change-info>
              <dc:creator>Stuart Baker</dc:creator>
              <dc:date>2015-10-17T17:06:00</dc:date>
            </office:change-info>
          </text:insertion>
        </text:changed-region>
        <text:changed-region xml:id="ct49318544" text:id="ct49318544">
          <text:insertion>
            <office:change-info>
              <dc:creator>David P Harris</dc:creator>
              <dc:date>2015-10-17T17:54:00</dc:date>
            </office:change-info>
          </text:insertion>
        </text:changed-region>
        <text:changed-region xml:id="ct60405584" text:id="ct60405584">
          <text:insertion>
            <office:change-info>
              <dc:creator>Stuart Baker</dc:creator>
              <dc:date>2015-10-18T00:11:00</dc:date>
            </office:change-info>
          </text:insertion>
        </text:changed-region>
        <text:changed-region xml:id="ct55971696" text:id="ct55971696">
          <text:insertion>
            <office:change-info>
              <dc:creator>Stuart Baker</dc:creator>
              <dc:date>2015-10-17T17:06:00</dc:date>
            </office:change-info>
          </text:insertion>
        </text:changed-region>
        <text:changed-region xml:id="ct48988592" text:id="ct48988592">
          <text:deletion>
            <office:change-info>
              <dc:creator>Stuart Baker</dc:creator>
              <dc:date>2015-10-17T17:06:00</dc:date>
            </office:change-info>
            <text:p text:style-name="Standard"><text:span text:style-name="T6">shall</text:span></text:p>
          </text:deletion>
        </text:changed-region>
        <text:changed-region xml:id="ct49302704" text:id="ct49302704">
          <text:insertion>
            <office:change-info>
              <dc:creator>Stuart Baker</dc:creator>
              <dc:date>2015-10-17T17:07:00</dc:date>
            </office:change-info>
          </text:insertion>
        </text:changed-region>
        <text:changed-region xml:id="ct55950752" text:id="ct55950752">
          <text:insertion>
            <office:change-info>
              <dc:creator>Stuart Baker</dc:creator>
              <dc:date>2015-10-17T17:08:00</dc:date>
            </office:change-info>
          </text:insertion>
        </text:changed-region>
        <text:changed-region xml:id="ct49294096" text:id="ct49294096">
          <text:insertion>
            <office:change-info>
              <dc:creator>Stuart Baker</dc:creator>
              <dc:date>2015-10-17T17:06:00</dc:date>
            </office:change-info>
          </text:insertion>
        </text:changed-region>
        <text:changed-region xml:id="ct55971232" text:id="ct55971232">
          <text:insertion>
            <office:change-info>
              <dc:creator>Stuart Baker</dc:creator>
              <dc:date>2015-10-17T17:08:00</dc:date>
            </office:change-info>
          </text:insertion>
        </text:changed-region>
        <text:changed-region xml:id="ct55971424" text:id="ct55971424">
          <text:deletion>
            <office:change-info>
              <dc:creator>Stuart Baker</dc:creator>
              <dc:date>2015-10-17T17:06:00</dc:date>
            </office:change-info>
            <text:p text:style-name="Standard"><text:span text:style-name="T6">must </text:span></text:p>
          </text:deletion>
        </text:changed-region>
        <text:changed-region xml:id="ct55971008" text:id="ct55971008">
          <text:insertion>
            <office:change-info>
              <dc:creator>Stuart Baker</dc:creator>
              <dc:date>2015-10-17T17:08:00</dc:date>
            </office:change-info>
          </text:insertion>
        </text:changed-region>
        <text:changed-region xml:id="ct49717776" text:id="ct49717776">
          <text:deletion>
            <office:change-info>
              <dc:creator>Stuart Baker</dc:creator>
              <dc:date>2015-10-17T17:08:00</dc:date>
            </office:change-info>
            <text:p text:style-name="Standard"><text:span text:style-name="T6">must</text:span></text:p>
          </text:deletion>
        </text:changed-region>
        <text:changed-region xml:id="ct55949520" text:id="ct55949520">
          <text:deletion>
            <office:change-info>
              <dc:creator>Stuart Baker</dc:creator>
              <dc:date>2015-10-17T17:10:00</dc:date>
            </office:change-info>
            <text:p text:style-name="P2">A “safe state” is defined by the node</text:p>
          </text:deletion>
        </text:changed-region>
        <text:changed-region xml:id="ct55953136" text:id="ct55953136">
          <text:insertion>
            <office:change-info>
              <dc:creator>Stuart Baker</dc:creator>
              <dc:date>2015-10-17T17:10:00</dc:date>
            </office:change-info>
          </text:insertion>
        </text:changed-region>
        <text:changed-region xml:id="ct49856400" text:id="ct49856400">
          <text:insertion>
            <office:change-info>
              <dc:creator>Stuart Baker</dc:creator>
              <dc:date>2015-10-17T17:10:00</dc:date>
            </office:change-info>
          </text:insertion>
        </text:changed-region>
        <text:changed-region xml:id="ct49855488" text:id="ct49855488">
          <text:deletion>
            <office:change-info>
              <dc:creator>Stuart Baker</dc:creator>
              <dc:date>2015-10-17T17:10:00</dc:date>
            </office:change-info>
            <text:p text:style-name="Standard"><text:span text:style-name="T6">ay</text:span></text:p>
          </text:deletion>
        </text:changed-region>
        <text:changed-region xml:id="ct49299952" text:id="ct49299952">
          <text:insertion>
            <office:change-info>
              <dc:creator>Stuart Baker</dc:creator>
              <dc:date>2015-10-17T17:10:00</dc:date>
            </office:change-info>
          </text:insertion>
        </text:changed-region>
        <text:changed-region xml:id="ct55993408" text:id="ct55993408">
          <text:deletion>
            <office:change-info>
              <dc:creator>Stuart Baker</dc:creator>
              <dc:date>2015-10-17T17:10:00</dc:date>
            </office:change-info>
            <text:p text:style-name="Standard"><text:span text:style-name="T6">ay</text:span></text:p>
          </text:deletion>
        </text:changed-region>
        <text:changed-region xml:id="ct55945264" text:id="ct55945264">
          <text:insertion>
            <office:change-info>
              <dc:creator>Stuart Baker</dc:creator>
              <dc:date>2015-10-17T17:20:00</dc:date>
            </office:change-info>
          </text:insertion>
        </text:changed-region>
        <text:changed-region xml:id="ct49284480" text:id="ct49284480">
          <text:insertion>
            <office:change-info>
              <dc:creator>Stuart Baker</dc:creator>
              <dc:date>2015-10-17T17:13:00</dc:date>
            </office:change-info>
          </text:insertion>
        </text:changed-region>
        <text:changed-region xml:id="ct55945456" text:id="ct55945456">
          <text:deletion>
            <office:change-info>
              <dc:creator>David P Harris</dc:creator>
              <dc:date>2015-10-17T17:56:00</dc:date>
            </office:change-info>
            <text:p text:style-name="P1">what</text:p>
          </text:deletion>
        </text:changed-region>
        <text:changed-region xml:id="ct49720496" text:id="ct49720496">
          <text:insertion>
            <office:change-info>
              <dc:creator>David P Harris</dc:creator>
              <dc:date>2015-10-17T17:56:00</dc:date>
            </office:change-info>
          </text:insertion>
        </text:changed-region>
        <text:changed-region xml:id="ct49660720" text:id="ct49660720">
          <text:insertion>
            <office:change-info>
              <dc:creator>Stuart Baker</dc:creator>
              <dc:date>2015-10-17T17:13:00</dc:date>
            </office:change-info>
          </text:insertion>
        </text:changed-region>
        <text:changed-region xml:id="ct49307184" text:id="ct49307184">
          <text:insertion>
            <office:change-info>
              <dc:creator>Stuart Baker</dc:creator>
              <dc:date>2015-10-17T17:14:00</dc:date>
            </office:change-info>
          </text:insertion>
        </text:changed-region>
        <text:changed-region xml:id="ct55985392" text:id="ct55985392">
          <text:insertion>
            <office:change-info>
              <dc:creator>Stuart Baker</dc:creator>
              <dc:date>2015-10-17T17:15:00</dc:date>
            </office:change-info>
          </text:insertion>
        </text:changed-region>
        <text:changed-region xml:id="ct55954640" text:id="ct55954640">
          <text:insertion>
            <office:change-info>
              <dc:creator>Stuart Baker</dc:creator>
              <dc:date>2015-10-17T17:16:00</dc:date>
            </office:change-info>
          </text:insertion>
        </text:changed-region>
        <text:changed-region xml:id="ct49311264" text:id="ct49311264">
          <text:insertion>
            <office:change-info>
              <dc:creator>Stuart Baker</dc:creator>
              <dc:date>2015-10-17T17:17:00</dc:date>
            </office:change-info>
          </text:insertion>
        </text:changed-region>
        <text:changed-region xml:id="ct49542288" text:id="ct49542288">
          <text:insertion>
            <office:change-info>
              <dc:creator>Stuart Baker</dc:creator>
              <dc:date>2015-10-17T16:59:00</dc:date>
            </office:change-info>
          </text:insertion>
        </text:changed-region>
        <text:changed-region xml:id="ct55972864" text:id="ct55972864">
          <text:insertion>
            <office:change-info>
              <dc:creator>David P Harris</dc:creator>
              <dc:date>2015-10-17T17:57:00</dc:date>
            </office:change-info>
          </text:insertion>
        </text:changed-region>
        <text:changed-region xml:id="ct60317680" text:id="ct60317680">
          <text:insertion>
            <office:change-info>
              <dc:creator>Stuart Baker</dc:creator>
              <dc:date>2015-10-18T00:12:00</dc:date>
            </office:change-info>
          </text:insertion>
        </text:changed-region>
        <text:changed-region xml:id="ct49859168" text:id="ct49859168">
          <text:insertion>
            <office:change-info>
              <dc:creator>Stuart Baker</dc:creator>
              <dc:date>2015-10-17T16:59:00</dc:date>
            </office:change-info>
          </text:insertion>
        </text:changed-region>
        <text:changed-region xml:id="ct49542656" text:id="ct49542656">
          <text:insertion>
            <office:change-info>
              <dc:creator>Stuart Baker</dc:creator>
              <dc:date>2015-10-17T17:18:00</dc:date>
            </office:change-info>
          </text:insertion>
        </text:changed-region>
        <text:changed-region xml:id="ct55946000" text:id="ct55946000">
          <text:insertion>
            <office:change-info>
              <dc:creator>Stuart Baker</dc:creator>
              <dc:date>2015-10-17T17:19:00</dc:date>
            </office:change-info>
          </text:insertion>
        </text:changed-region>
        <text:changed-region xml:id="ct56041744" text:id="ct56041744">
          <text:insertion>
            <office:change-info>
              <dc:creator>Stuart Baker</dc:creator>
              <dc:date>2015-10-17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change text:change-id="ct48819008"/><text:change-start text:change-id="ct49836512"/><text:span text:style-name="T1">u</text:span><text:change-end text:change-id="ct49836512"/>nique Node I<text:change-start text:change-id="ct49837808"/><text:span text:style-name="T1">dentifier</text:span><text:change-end text:change-id="ct49837808"/><text:change text:change-id="ct49838144"/> plus a 16-bit extension, there are some exceptions to this noted <text:span text:style-name="T4">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change-start text:change-id="ct49837216"/><text:span text:style-name="T1">E</text:span><text:change-end text:change-id="ct49837216"/><text:change text:change-id="ct49837488"/>vent <text:change-start text:change-id="ct48817872"/><text:span text:style-name="T1">I</text:span><text:change-end text:change-id="ct48817872"/><text:change text:change-id="ct49839280"/>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text:change text:change-id="ct49762176"/> uniqueness for all Event Identifiers.</text:p>
      <text:p text:style-name="Standard">To ensure uniqueness, the top six bytes of an Event Identifier that <text:change-start text:change-id="ct49838976"/><text:span text:style-name="T2">the manufacturer or user</text:span><text:change-end text:change-id="ct49838976"/><text:change text:change-id="ct49761744"/> define<text:change-start text:change-id="ct49761936"/><text:span text:style-name="T2">s</text:span><text:change-end text:change-id="ct49761936"/> are <text:span text:style-name="T21">required</text:span> to be within a Node ID space that <text:change-start text:change-id="ct49843120"/><text:span text:style-name="T2">the manufacturer or user</text:span><text:change-end text:change-id="ct49843120"/><text:change text:change-id="ct49843424"/> control<text:change-start text:change-id="ct49036304"/><text:span text:style-name="T2">s</text:span><text:change-end text:change-id="ct49036304"/>. <text:s/>The low two bytes would be any number<text:change text:change-id="ct49036032"/>, so long as<text:change text:change-id="ct49036992"/> each value <text:change-start text:change-id="ct49037664"/><text:span text:style-name="T2">is used </text:span><text:change-end text:change-id="ct49037664"/>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
      <text:p text:style-name="Standard">The Node ID part could be from real nodes that you own. <text:s/>For example, the B<text:change-start text:change-id="ct49037456"/><office:annotation><dc:creator>David P Harris</dc:creator><dc:date>2015-10-17T17:44:17</dc:date><text:list text:style-name=""><text:list-item><text:p text:style-name="P33"><text:span text:style-name="T29">This isn't really true, the Blue/Gold just chooses the first of whatever events are in the node. <text:s/>Most nodes will initialize to a set of events from its range [nodeID.xxxx]. <text:s/></text:span><text:span text:style-name="T29"><text:line-break/></text:span><text:span text:style-name="T29"><text:line-break/></text:span><text:span text:style-name="T29">This whole thing is a bit wordy, rangy, and scattered ( I think I wrote it :-( )</text:span></text:p></text:list-item><text:list-item><text:p text:style-name="P33"><text:span text:style-name="T29"/></text:p></text:list-item><text:list-item><text:p text:style-name="P33"><text:span text:style-name="T29"/></text:p></text:list-item></text:list></office:annotation><text:change-end text:change-id="ct49037456"/>lue/Gold algorithm for assigning Event Identifiers automatically puts the Node ID of the first node to use<text:change text:change-id="ct49529328"/>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text:change text:change-id="ct50074560"/><text:change-start text:change-id="ct49743744"/><text:span text:style-name="T3">which</text:span><text:change-end text:change-id="ct49743744"/><text:change text:change-id="ct49668848"/> <text:change-start text:change-id="ct49042848"/><text:span text:style-name="T3">is </text:span><text:change-end text:change-id="ct49042848"/>ensure<text:change-start text:change-id="ct49039584"/><text:span text:style-name="T3">d</text:span><text:change-end text:change-id="ct49039584"/> <text:change text:change-id="ct50074160"/>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1">not</text:span><text:span text:style-name="T23"> be used for a </text:span><text:span text:style-name="T14">different</text:span><text:span text:style-name="T23"> purpose or meaning. <text:s/>This is because the meaning and its use is </text:span><text:span text:style-name="T21">shared across all of the nodes using it</text:span><text:span text:style-name="T23">, and unless it can be guaranteed that they all have been changed there will be conflict between them. <text:s/>It is much safer to use a new Event Identifier, and nodes will usually have a mechanism to supply new, “virgin” Event Ids. <text:s/></text:span></text:p>
      <text:p text:style-name="Standard">Note that the Node ID part of an Event Identifier does not have to correspond to any physical node. <text:s/>So long as <text:change-start text:change-id="ct48985168"/><text:span text:style-name="T3">it is assigned out of a Node ID address space that the assigning body owns and, by extension, has control of over, it can be used.</text:span><text:change-end text:change-id="ct48985168"/><text:change text:change-id="ct49021936"/>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text:change text:change-id="ct50091664"/><text:change-start text:change-id="ct49364272"/><text:span text:style-name="T3">I</text:span><text:change-end text:change-id="ct49364272"/>f a manufacturer had a range of Node IDs that included at least <text:change text:change-id="ct56838800"/>12<text:change-start text:change-id="ct59884496"/>.<text:change-end text:change-id="ct59884496"/>34<text:change-start text:change-id="ct59832736"/>.<text:change-end text:change-id="ct59832736"/>56<text:change-start text:change-id="ct59977568"/>.<text:change-end text:change-id="ct59977568"/>78<text:change-start text:change-id="ct57144080"/>.<text:change-end text:change-id="ct57144080"/>9A<text:change-start text:change-id="ct58581024"/>.<text:change-end text:change-id="ct58581024"/><text:change-start text:change-id="ct48840384"/><office:annotation><dc:creator>David P Harris</dc:creator><dc:date>2015-10-17T17:49:11</dc:date><text:list text:continue-numbering="true" text:style-name=""><text:list-item><text:p text:style-name="P33"><text:span text:style-name="T29">Would , notation work better: “12.34.56.78.9A.00 through 12.34.56.78.9A.FF|”?</text:span></text:p></text:list-item><text:list-item><text:p text:style-name="P33"><text:span text:style-name="T29"/></text:p></text:list-item></text:list></office:annotation><text:change-end text:change-id="ct48840384"/><text:change-start text:change-id="ct49508128"/><office:annotation><dc:creator>Stuart Baker</dc:creator><dc:date>2015-10-18T00:11:04.898665632</dc:date><text:list text:continue-numbering="true" text:style-name=""><text:list-item><text:p text:style-name="P34"><text:span text:style-name="T30">Reply to David P Harris (10/17/2015, 17:49): "..."</text:span></text:p></text:list-item><text:list-item><text:p><text:span text:style-name="T31">Agreed, changed</text:span></text:p></text:list-item></text:list></office:annotation><text:change-end text:change-id="ct49508128"/>00 through <text:change text:change-id="ct60196064"/>12<text:change-start text:change-id="ct59750496"/>.<text:change-end text:change-id="ct59750496"/>34<text:change-start text:change-id="ct47468112"/>.<text:change-end text:change-id="ct47468112"/>56<text:change-start text:change-id="ct59949056"/>.<text:change-end text:change-id="ct59949056"/>78<text:change-start text:change-id="ct47432304"/>.<text:change-end text:change-id="ct47432304"/>9A<text:change-start text:change-id="ct61251280"/>.<text:change-end text:change-id="ct61251280"/>FF (in other words, all possible values of the low byte), <text:change-start text:change-id="ct49363280"/><text:span text:style-name="T3">t</text:span><text:change-end text:change-id="ct49363280"/>he<text:change-start text:change-id="ct50073168"/><text:span text:style-name="T3">y</text:span><text:change-end text:change-id="ct50073168"/> could create a set of Event Identifiers with the low 24 bits used to carry a time value:</text:p>
      <text:p text:style-name="P17">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E3" office:value-type="string">
            <text:p text:style-name="P10">0x12</text:p>
          </table:table-cell>
          <table:table-cell table:style-name="Table5.E3" office:value-type="string">
            <text:p text:style-name="P10">0x34</text:p>
          </table:table-cell>
          <table:table-cell table:style-name="Table5.E3" office:value-type="string">
            <text:p text:style-name="P10">0x56</text:p>
          </table:table-cell>
          <table:table-cell table:style-name="Table5.E3" office:value-type="string">
            <text:p text:style-name="P10">0x78</text:p>
          </table:table-cell>
          <table:table-cell table:style-name="Table5.E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change text:change-id="ct50091456"/><text:change-start text:change-id="ct50073360"/><text:span text:style-name="T28">used</text:span><text:change-end text:change-id="ct50073360"/>, because the node ID range is guaranteed to belong to the manufacturer, and <text:change-start text:change-id="ct50073616"/><text:span text:style-name="T24">t</text:span><text:change-end text:change-id="ct50073616"/>he<text:change-start text:change-id="ct49023056"/><text:span text:style-name="T24">y</text:span><text:change-end text:change-id="ct49023056"/>'ll use it only once<text:change-start text:change-id="ct50082464"/> <text:span text:style-name="T28">for this purpose</text:span><text:change-end text:change-id="ct50082464"/>. <text:change-start text:change-id="ct50081584"/><text:s/><text:change-end text:change-id="ct50081584"/></text:p>
      <text:h text:style-name="Heading_20_2" text:outline-level="2"><text:soft-page-break/>References and Context</text:h>
      <text:p text:style-name="Standard">This <text:span text:style-name="T4">Standard</text:span> is in the context of the following OpenLCB Standards:</text:p>
      <text:list xml:id="list7236285284955770326" text:style-name="L18">
        <text:list-item>
          <text:p text:style-name="P25">The Message Network Standard, which <text:span text:style-name="T22">defines the basic messages and how they interact. Higher-level protocols are based on this message network, but are defined elsewhere.</text:span></text:p>
        </text:list-item>
        <text:list-item>
          <text:p text:style-name="P24">The Event Transport Standard, which defines the protocol for transporting events.</text:p>
        </text:list-item>
      </text:list>
      <text:p text:style-name="Standard">The Unique Identifiers Standard which defines the format and allocation of unique 48-bit identifiers.</text:p>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text:change text:change-id="ct49317840"/></text:h>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eways are required to route these events to all segments.</text:p>
      <text:p text:style-name="Standard">Note that it is not specified whether or not the <text:change-start text:change-id="ct49283632"/><text:span text:style-name="T5">W</text:span><text:change-end text:change-id="ct49283632"/><text:change text:change-id="ct49283824"/>ell-<text:change-start text:change-id="ct49284896"/><text:span text:style-name="T5">K</text:span><text:change-end text:change-id="ct49284896"/><text:change text:change-id="ct49285088"/>nown <text:change-start text:change-id="ct49286256"/><text:span text:style-name="T5">A</text:span><text:change-end text:change-id="ct49286256"/><text:change text:change-id="ct49286448"/>utomatically <text:change-start text:change-id="ct49296176"/><text:span text:style-name="T5">R</text:span><text:change-end text:change-id="ct49296176"/><text:change text:change-id="ct49296512"/>outed events shall participate in producer/consumer identify. <text:s/>The primary purpose of the producer/consumer identify is to pair consumers with produces, especially for the purpose of routing between OpenLCB segments. <text:s/>Since these <text:change-start text:change-id="ct49297440"/><text:span text:style-name="T5">W</text:span><text:change-end text:change-id="ct49297440"/><text:change text:change-id="ct49297632"/>ell-<text:change-start text:change-id="ct49299344"/><text:span text:style-name="T5">K</text:span><text:change-end text:change-id="ct49299344"/><text:change text:change-id="ct49299536"/>nown <text:change-start text:change-id="ct49300640"/><text:span text:style-name="T5">A</text:span><text:change-end text:change-id="ct49300640"/><text:change text:change-id="ct49300832"/>utomatically-<text:change-start text:change-id="ct49301344"/><text:span text:style-name="T5">R</text:span><text:change-end text:change-id="ct49301344"/><text:change text:change-id="ct49301536"/>outed events must always be routed, it could be argued that the identify events are redundant for these well-known Event Identifiers.<text:change-start text:change-id="ct49503568"/></text:p>
      <text:p text:style-name="P1"><text:soft-page-break/>Though not explicitly required, it would be prudent for a manufacture to identify in a product<text:change-end text:change-id="ct49503568"/><text:change-start text:change-id="ct49317200"/><text:span text:style-name="T28">'</text:span><text:change-end text:change-id="ct49317200"/><text:change-start text:change-id="ct49295920"/>s documentation as to <text:change-end text:change-id="ct49295920"/><text:change text:change-id="ct49286672"/><text:change-start text:change-id="ct49317488"/><text:span text:style-name="T28">which</text:span><text:change-end text:change-id="ct49317488"/><text:change-start text:change-id="ct49297904"/> <text:change-end text:change-id="ct49297904"/><text:change-start text:change-id="ct49300224"/>Well-Known Automatically Routed events it produces and consumes<text:change-end text:change-id="ct49300224"/><text:change-start text:change-id="ct49301744"/>, <text:change-end text:change-id="ct49301744"/><text:change-start text:change-id="ct49302512"/><text:s/>and the resulting actions it takes when these events occur.<text:change-end text:change-id="ct49302512"/></text:p>
      <text:h text:style-name="Heading_20_4" text:outline-level="4">Emergency Off</text:h>
      <text:p text:style-name="P9"/>
      <text:p text:style-name="Standard">The Emergency Off event identifier (01.00.00.00.00.00.FF.FF) is a request for a node to de-energize all of its outputs. <text:s/>A node receiving this event may continue to remain a powered participant of the OpenLCB bus, but <text:change-start text:change-id="ct48992832"/><text:span text:style-name="T6">ma</text:span><text:change-end text:change-id="ct48992832"/><text:change-start text:change-id="ct49318544"/><text:span text:style-name="T6"><office:annotation><dc:creator>David P Harris</dc:creator><dc:date>2015-10-17T17:54:31</dc:date><text:list text:style-name=""><text:list-item><text:p text:style-name="P33"><text:span text:style-name="T29">Not clear me whether these should 'shall's. </text:span></text:p></text:list-item><text:list-item><text:p text:style-name="P33"><text:span text:style-name="T29"/></text:p></text:list-item></text:list></office:annotation></text:span><text:change-end text:change-id="ct49318544"/><text:change-start text:change-id="ct60405584"/><text:span text:style-name="T6"><office:annotation><dc:creator>Stuart Baker</dc:creator><dc:date>2015-10-18T00:11:43.652174592</dc:date><text:list text:continue-numbering="true" text:style-name=""><text:list-item><text:p text:style-name="P34"><text:span text:style-name="T30">Reply to David P Harris (10/17/2015, 17:54): "..."</text:span></text:p></text:list-item><text:list-item><text:p><text:span text:style-name="T31">IMHO, we should not prescribe any given nodes action, if any, to the incoming event.</text:span></text:p></text:list-item></text:list></office:annotation></text:span><text:change-end text:change-id="ct60405584"/><text:change-start text:change-id="ct55971696"/><text:span text:style-name="T6">y</text:span><text:change-end text:change-id="ct55971696"/><text:change text:change-id="ct48988592"/> de-energize any outputs unrelated to maintaining OpenLCB communications. <text:s/><text:change-start text:change-id="ct49302704"/><text:span text:style-name="T6">The meaning of de-energize is not prescribed for any given node, it is up to the node manufacturer and/or user to </text:span><text:change-end text:change-id="ct49302704"/><text:change-start text:change-id="ct55950752"/><text:span text:style-name="T6">prescribe what, if anything, should happen in the node if it receives this event. <text:s/></text:span><text:change-end text:change-id="ct55950752"/>For example:</text:p>
      <text:list xml:id="list5664456328070437907" text:style-name="L19">
        <text:list-item>
          <text:p text:style-name="P26">If the node is a DCC power booster, it <text:change-start text:change-id="ct49294096"/><text:span text:style-name="T6">m</text:span><text:change-end text:change-id="ct49294096"/><text:change-start text:change-id="ct55971232"/><text:span text:style-name="T6">ight </text:span><text:change-end text:change-id="ct55971232"/><text:change text:change-id="ct55971424"/>disable its amplified DCC power output.</text:p>
        </text:list-item>
        <text:list-item>
          <text:p text:style-name="P26">If the node is an accessory controlling turnout motors, it <text:change-start text:change-id="ct55971008"/><text:span text:style-name="T6">might</text:span><text:change-end text:change-id="ct55971008"/><text:change text:change-id="ct49717776"/>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33"><text:span text:style-name="T33">Should we suggest that implementers might send EmergencyOff recurrently, but must ensure that that is cancelled on ClearEmergencyOff is sent? <text:s/></text:span></text:p></office:annotation><office:annotation><dc:creator>Stuart Baker</dc:creator><dc:date>2015-02-08T18:38:15</dc:date><text:p text:style-name="P33"><text:span text:style-name="T32">Reply to D Harris (02/07/2015, 17:29): "..."</text:span></text:p><text:p><text:span text:style-name="T31">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9"/>
      <text:p text:style-name="P2">The Emergency Stop event identifier (01.00.00.00.00.00.FF.FD) is a request for a node to command all of its outputs to a safe state. <text:s/>A node receiving this event is not required to de-energize any of its outputs. <text:s/><text:change text:change-id="ct55949520"/><text:change-start text:change-id="ct55953136"/><text:span text:style-name="T6">The meaning of “safe state” is not prescribed for any given node, it is up to the node manufacturer and/or user to prescribe what, if anything, should happen in the node if it receives this event</text:span><text:change-end text:change-id="ct55953136"/>. <text:s/>For example:</text:p>
      <text:list xml:id="list1424268199640" text:continue-numbering="true" text:style-name="L19">
        <text:list-item>
          <text:p text:style-name="P26">If the node is acting on behalf of one or more DCC trains, it m<text:change-start text:change-id="ct49856400"/><text:span text:style-name="T6">ight</text:span><text:change-end text:change-id="ct49856400"/><text:change text:change-id="ct49855488"/> send the global emergency stop command onto the DCC signal bus.</text:p>
        </text:list-item>
        <text:list-item>
          <text:p text:style-name="P26">If the node is an accessory controlling turnout motors, it m<text:change-start text:change-id="ct49299952"/><text:span text:style-name="T6">ight</text:span><text:change-end text:change-id="ct49299952"/><text:change text:change-id="ct55993408"/>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55945264"/></text:p>
      <text:h text:style-name="P30" text:outline-level="4"><text:soft-page-break/>Other Well-Known Automatically Routed</text:h>
      <text:h text:style-name="P30" text:outline-level="4">Other Well-Known</text:h>
      <text:p text:style-name="P16">Other <text:span text:style-name="T27">Well-Known Automatically Routed Event Identifiers not discussed here have their uses prescribed and/or discussed elsewhere. <text:s/>No assumptions should be made about </text:span><text:span text:style-name="T13">the</text:span><text:span text:style-name="T27"> use of these Well-Known Automatically Routed Event Identifiers as prescribed by this document.</text:span><text:change-end text:change-id="ct55945264"/></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change-start text:change-id="ct49284480"/></text:p>
      <text:p text:style-name="P1">Though not explicitly required, it would be prudent for a manufacture to identify in a products documentation as to <text:change-end text:change-id="ct49284480"/><text:change text:change-id="ct55945456"/><text:change-start text:change-id="ct49720496"/><text:span text:style-name="T28">which</text:span><text:change-end text:change-id="ct49720496"/><text:change-start text:change-id="ct49660720"/> Well-Known events it produces and consumes and the resulting actions it takes when these events occur.<text:change-end text:change-id="ct49660720"/><text:change-start text:change-id="ct49307184"/></text:p>
      <text:h text:style-name="P31" text:outline-level="4"><text:change-end text:change-id="ct49307184"/><text:change-start text:change-id="ct55985392"/>Duplicate Node ID</text:h>
      <text:p text:style-name="Standard">The <text:span text:style-name="T26">Duplicate Node ID Detected even</text:span><text:change-end text:change-id="ct55985392"/><text:change-start text:change-id="ct55954640"/><text:span text:style-name="T26">t would typically be sent by a node that receives a packet from another node containing its own unique Node ID</text:span><text:change-end text:change-id="ct55954640"/><text:change-start text:change-id="ct49311264"/><text:span text:style-name="T26">. <text:s/>The production of this event by a node is not explicitly required.</text:span><text:change-end text:change-id="ct49311264"/><text:change-start text:change-id="ct49542288"/></text:p>
      <text:h text:style-name="P32" text:outline-level="4">MERG CBUS</text:h>
      <text:p text:style-name="P15">OpenLCB allocates a Node ID address space specifically for mapping ME<text:change-end text:change-id="ct49542288"/><text:change-start text:change-id="ct55972864"/><office:annotation><dc:creator>David P Harris</dc:creator><dc:date>2015-10-17T17:57:56</dc:date><text:list text:style-name=""><text:list-item><text:p text:style-name="P33"><text:span text:style-name="T29">I do not think CBus events should be in this document. <text:s/>There may be several CBus segments and will need to be distinguished. <text:s/></text:span></text:p></text:list-item></text:list></office:annotation><text:change-end text:change-id="ct55972864"/><text:change-start text:change-id="ct60317680"/><office:annotation><dc:creator>Stuart Baker</dc:creator><dc:date>2015-10-18T00:12:44.156173570</dc:date><text:list text:continue-numbering="true" text:style-name=""><text:list-item><text:p text:style-name="P34"><text:span text:style-name="T30">Reply to David P Harris (10/17/2015, 17:57): "..."</text:span></text:p></text:list-item><text:list-item><text:p><text:span text:style-name="T31">I'm not sure either. <text:s/>Perhaps it could fall into the category of “Other Well-Known”</text:span></text:p></text:list-item></text:list></office:annotation><text:change-end text:change-id="ct60317680"/><text:change-start text:change-id="ct49859168"/>RG CBUS events into OpenLCB. <text:s/>CBUS events come in two types: <text:s/>long and short. <text:s/>A long event is uniquely identified by the <text:span text:style-name="T25">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5">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change-end text:change-id="ct49859168"/><text:change-start text:change-id="ct49542656"/></text:p>
      <text:h text:style-name="P30" text:outline-level="4">Other Well-Known</text:h>
      <text:p text:style-name="Standard">Other <text:span text:style-name="T27">Well-Known Event Identifiers not d</text:span><text:change-end text:change-id="ct49542656"/><text:change-start text:change-id="ct55946000"/><text:span text:style-name="T27">iscussed here have their uses prescribed and/or discussed elsewhere. <text:s/>No assumptions should be made about </text:span><text:span text:style-name="T13">the</text:span><text:span text:style-name="T27"> use of these Well-Known Event Identifiers</text:span><text:change-end text:change-id="ct55946000"/><text:change-start text:change-id="ct56041744"/><text:span text:style-name="T27"> as prescribed by this document.</text:span><text:change-end text:change-id="ct56041744"/></text:p>
      <text:h text:style-name="P29"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Introduction<text:tab/>1</text:p>
          <text:p text:style-name="P22"><text:s/>2 Annotations to the Standard<text:tab/>1</text:p>
          <text:p text:style-name="P19"><text:s/>2.1 Introduction<text:tab/>1</text:p>
          <text:p text:style-name="P19"><text:s/>2.2 Intended Use<text:tab/>1</text:p>
          <text:p text:style-name="P19"><text:s/>2.3 References and Context<text:tab/>2</text:p>
          <text:p text:style-name="P19"><text:s/>2.4 Format<text:tab/>3</text:p>
          <text:p text:style-name="P19"><text:s/>2.5 Allocation<text:tab/>3</text:p>
          <text:p text:style-name="P20"><text:s/>2.5.1 Node ID Based<text:tab/>3</text:p>
          <text:p text:style-name="P21"><text:s/>2.5.1.1 MERG CBUS<text:tab/>3</text:p>
          <text:p text:style-name="P20"><text:s/>2.5.2 Well-Known Automatically-Routed<text:tab/>3</text:p>
          <text:p text:style-name="P21"><text:s/>2.5.2.1 Emergency Off<text:tab/>3</text:p>
          <text:p text:style-name="P21"><text:s/>2.5.2.2 Emergency Stop<text:tab/>4</text:p>
          <text:p text:style-name="P20"><text:s/>2.5.3 Well-Known<text:tab/>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5,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29</meta:editing-cycles>
    <meta:editing-duration>P1DT1H17M37S</meta:editing-duration>
    <meta:generator>LibreOffice/4.2.8.2$Linux_X86_64 LibreOffice_project/420m0$Build-2</meta:generator>
    <dc:date>2015-10-18T00:14:23.990225302</dc:date>
    <dc:creator>Stuart Baker</dc:creator>
    <meta:document-statistic meta:table-count="3" meta:image-count="1" meta:object-count="0" meta:page-count="6" meta:paragraph-count="102" meta:word-count="2003" meta:character-count="12134" meta:non-whitespace-character-count="10160"/>
    <meta:user-defined meta:name="Info 1"/>
    <meta:user-defined meta:name="Info 2"/>
    <meta:user-defined meta:name="Info 3"/>
    <meta:user-defined meta:name="Info 4"/>
  </office:meta>
</office:document-meta>
</file>